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0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1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2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3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4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5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26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27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28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29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0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1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2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3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4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35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36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37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3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4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4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4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4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4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4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4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55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56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57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58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59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0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1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2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3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4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65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officeooo:rsid="0031832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38497"/>
    </style:style>
    <style:style style:name="T19" style:family="text">
      <style:text-properties officeooo:rsid="003511b4"/>
    </style:style>
    <style:style style:name="T20" style:family="text">
      <style:text-properties officeooo:rsid="0035a1d4"/>
    </style:style>
    <style:style style:name="T21" style:family="text">
      <style:text-properties officeooo:rsid="0036c60e"/>
    </style:style>
    <style:style style:name="T22" style:family="text">
      <style:text-properties officeooo:rsid="0036ff3b"/>
    </style:style>
    <style:style style:name="T23" style:family="text">
      <style:text-properties officeooo:rsid="0037adc2"/>
    </style:style>
    <style:style style:name="T24" style:family="text">
      <style:text-properties officeooo:rsid="0037f353"/>
    </style:style>
    <style:style style:name="T25" style:family="text">
      <style:text-properties officeooo:rsid="003984a8"/>
    </style:style>
    <style:style style:name="T26" style:family="text">
      <style:text-properties officeooo:rsid="004069a3"/>
    </style:style>
    <style:style style:name="T27" style:family="text">
      <style:text-properties officeooo:rsid="0041b813"/>
    </style:style>
    <style:style style:name="T28" style:family="text">
      <style:text-properties officeooo:rsid="00469811"/>
    </style:style>
    <style:style style:name="T29" style:family="text">
      <style:text-properties officeooo:rsid="0048ec98"/>
    </style:style>
    <style:style style:name="T30" style:family="text">
      <style:text-properties officeooo:rsid="004def28"/>
    </style:style>
    <style:style style:name="T31" style:family="text">
      <style:text-properties officeooo:rsid="00511b2b"/>
    </style:style>
    <style:style style:name="T32" style:family="text">
      <style:text-properties officeooo:rsid="0052dc3f"/>
    </style:style>
    <style:style style:name="T33" style:family="text">
      <style:text-properties officeooo:rsid="005385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5"/>
      <text:p text:style-name="P25">30 seconds in 18 hours</text:p>
      <text:p text:style-name="P25">i.e. 40 seconds in 24 hours</text:p>
      <text:p text:style-name="P25">accuracy is 0.0465</text:p>
      <text:p text:style-name="P25"/>
      <text:p text:style-name="P25">crystal timer counts to 4096 in 1 sec</text:p>
      <text:p text:style-name="P25">count to 4095 gives 0.024% increase in speed</text:p>
      <text:p text:style-name="P25"/>
      <text:p text:style-name="P25"/>
      <text:p text:style-name="P26">Mux modes</text:p>
      <text:p text:style-name="P26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27"/>
      <text:p text:style-name="P7"><text:span text:style-name="T6">T</text:span><text:span text:style-name="T3">0:</text:span></text:p>
      <text:p text:style-name="P28">Drive at <text:tab/><text:tab/>8000KHz</text:p>
      <text:p text:style-name="P28">Use <text:tab/><text:tab/><text:tab/>1024 prescaler</text:p>
      <text:p text:style-name="P28">Gives a clock of <text:tab/>7.8125KHz </text:p>
      <text:p text:style-name="P28">count = Clock x Time</text:p>
      <text:p text:style-name="P7"><text:span text:style-name="T3">Count to 255 in <text:tab/></text:span><text:span text:style-name="T8">32.64mS</text:span></text:p>
      <text:p text:style-name="P45"/>
      <text:p text:style-name="P45"/>
      <text:p text:style-name="P22"><text:soft-page-break/>count = Clock x Time</text:p>
      <text:p text:style-name="P4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29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6">256 – 16 = 240</text:span></text:p>
      <text:p text:style-name="P29"/>
      <text:p text:style-name="P33">1.875ms</text:p>
      <text:p text:style-name="P33">Count of 16 * 15 = 240 </text:p>
      <text:p text:style-name="P14">Set TCNT0 to 256-240 = 16</text:p>
      <text:p text:style-name="P33">Delay is 1.92ms</text:p>
      <text:p text:style-name="P30"/>
      <text:p text:style-name="P30">/******************************/</text:p>
      <text:p text:style-name="P30"/>
      <text:p text:style-name="P33">250us</text:p>
      <text:p text:style-name="P9">Prescaler = <text:span text:style-name="T18">4 </text:span><text:span text:style-name="T10">gives /256</text:span></text:p>
      <text:p text:style-name="P33">clock = 31.25KHz</text:p>
      <text:p text:style-name="P33">in 250us counts to 7.8125 <text:span text:style-name="T19">i.e. 8</text:span></text:p>
      <text:p text:style-name="P20">Set TCNT0 to 248<text:tab/><text:span text:style-name="T3">Delay is 256us</text:span></text:p>
      <text:p text:style-name="P33"/>
      <text:p text:style-name="P33">3750us</text:p>
      <text:p text:style-name="P38">count to 120</text:p>
      <text:p text:style-name="P20">Set TCNT0 to 136<text:span text:style-name="T3"><text:tab/>Delay is 3.84ms</text:span></text:p>
      <text:p text:style-name="P32"/>
      <text:p text:style-name="P32">/******************************/</text:p>
      <text:p text:style-name="P40">375us</text:p>
      <text:p text:style-name="P11">Prescaler = <text:span text:style-name="T18">4 </text:span><text:span text:style-name="T10">gives /256</text:span></text:p>
      <text:p text:style-name="P35">clock = 31.25KHz</text:p>
      <text:p text:style-name="P40">in 375us counts to <text:span text:style-name="T21">11.7 i.e. 12</text:span></text:p>
      <text:p text:style-name="P21">Set TCNT0 to <text:span text:style-name="T21">244</text:span><text:span text:style-name="T12"><text:tab/>Delay is 384us</text:span></text:p>
      <text:p text:style-name="P40"/>
      <text:p text:style-name="P40">5625us</text:p>
      <text:p text:style-name="P21">Set TCNT0 to <text:span text:style-name="T21">76</text:span><text:span text:style-name="T12"> <text:tab/>Delay is 5.76ms</text:span></text:p>
      <text:p text:style-name="P31"/>
      <text:p text:style-name="P31">/******************************/</text:p>
      <text:p text:style-name="P31"/>
      <text:p text:style-name="P38">500uS</text:p>
      <text:p text:style-name="P10">Prescaler = <text:span text:style-name="T18">4 </text:span><text:span text:style-name="T10">gives /256</text:span></text:p>
      <text:p text:style-name="P34">clock = 31.25KHz</text:p>
      <text:p text:style-name="P35">in <text:span text:style-name="T20">50</text:span>0us counts to <text:span text:style-name="T20">15.6 i.e.16 <text:s/>Delay is 512us</text:span></text:p>
      <text:p text:style-name="P15">Set TCNT0 to <text:span text:style-name="T20">240</text:span></text:p>
      <text:p text:style-name="P35"/>
      <text:p text:style-name="P38">7500us</text:p>
      <text:p text:style-name="P15">Set TCNT0 to <text:span text:style-name="T20">16</text:span><text:span text:style-name="T11"><text:tab/>Gives delay of 7.68m</text:span></text:p>
      <text:p text:style-name="P39"/>
      <text:p text:style-name="P32">/******************************/</text:p>
      <text:p text:style-name="P40"/>
      <text:p text:style-name="P40">625us</text:p>
      <text:p text:style-name="P12">Prescaler = 5<text:span text:style-name="T3"> gives /1024</text:span></text:p>
      <text:p text:style-name="P36">clock = 7.8125KHz</text:p>
      <text:p text:style-name="P36">In 625us counts to 4.88 <text:span text:style-name="T21">i.e.</text:span> 5</text:p>
      <text:p text:style-name="P16"><text:soft-page-break/>Set TCNT0 to <text:span text:style-name="T21">251</text:span><text:span text:style-name="T12"> Delay is </text:span><text:span text:style-name="T13">640us</text:span></text:p>
      <text:p text:style-name="P36"/>
      <text:p text:style-name="P40">93<text:span text:style-name="T25">75</text:span>us</text:p>
      <text:p text:style-name="P17">Set TCNT0 to <text:span text:style-name="T22">181<text:tab/></text:span><text:span text:style-name="T13">Delay is 9.6ms </text:span></text:p>
      <text:p text:style-name="P41"/>
      <text:p text:style-name="P41">/******************************/</text:p>
      <text:p text:style-name="P41"/>
      <text:p text:style-name="P41">750us</text:p>
      <text:p text:style-name="P13">Prescaler = 5<text:span text:style-name="T3"> gives /1024</text:span></text:p>
      <text:p text:style-name="P37">clock = 7.8125KHz</text:p>
      <text:p text:style-name="P41">in 750us counts to 5.859 i.e. 6</text:p>
      <text:p text:style-name="P17">Set TCNT0 to <text:span text:style-name="T22">250</text:span><text:span text:style-name="T13"><text:tab/>Delay is 768us</text:span></text:p>
      <text:p text:style-name="P41"/>
      <text:p text:style-name="P41">11250us </text:p>
      <text:p text:style-name="P17">Set TCNT0 to <text:span text:style-name="T22">166</text:span><text:span text:style-name="T13"><text:tab/>Delay is 11.52ms</text:span></text:p>
      <text:p text:style-name="P41"/>
      <text:p text:style-name="P41">/******************************/</text:p>
      <text:p text:style-name="P41"/>
      <text:p text:style-name="P41">1250us</text:p>
      <text:p text:style-name="P13">Prescaler = 5<text:span text:style-name="T3"> gives /1024</text:span></text:p>
      <text:p text:style-name="P37">clock = 7.8125KHz</text:p>
      <text:p text:style-name="P41">In 1250us <text:span text:style-name="T23">counts to 9.76 i.e.10</text:span></text:p>
      <text:p text:style-name="P43"><text:span text:style-name="T17">Set TCNT0 to 246</text:span><text:tab/>Delay is 1280us</text:p>
      <text:p text:style-name="P43"/>
      <text:p text:style-name="P43">18.75ms</text:p>
      <text:p text:style-name="P18">Set TCNT0 to <text:span text:style-name="T23">106</text:span><text:span text:style-name="T14"><text:tab/>Delay is 19.2ms</text:span></text:p>
      <text:p text:style-name="P42"/>
      <text:p text:style-name="P42">/******************************/</text:p>
      <text:p text:style-name="P44"><text:span text:style-name="T22">2</text:span>ms</text:p>
      <text:p text:style-name="P44">Counts to15.625 i.e. 16</text:p>
      <text:p text:style-name="P19">Set TCNT0 to <text:span text:style-name="T24">240</text:span><text:span text:style-name="T15"><text:tab/>Delay is 2.048ms</text:span></text:p>
      <text:p text:style-name="P44">30ms</text:p>
      <text:p text:style-name="P44">Count to 240</text:p>
      <text:p text:style-name="P19">Set TCNT0 to <text:span text:style-name="T24">16</text:span><text:span text:style-name="T15"><text:tab/>Delay is 30.72ms</text:span></text:p>
      <text:p text:style-name="P44"/>
      <text:p text:style-name="P23"><text:span text:style-name="T15">S</text:span><text:span text:style-name="T3">ET bootloader to erase after detecting the “:” at the start of the first line</text:span></text:p>
      <text:p text:style-name="P47"/>
      <text:p text:style-name="P48">Update Version info</text:p>
      <text:p text:style-name="P48"/>
      <text:p text:style-name="P24">New file names</text:p>
      <text:p text:style-name="P49"/>
      <text:p text:style-name="P49">Original file names</text:p>
      <text:p text:style-name="P51">saves under Github\PCB-111000_V2</text:p>
      <text:p text:style-name="P49">Mini-OS_V1\Mini-OS_V23_CA\ <text:s/><text:span text:style-name="T29">OK</text:span></text:p>
      <text:p text:style-name="P49">Mini-OS_V1\Mini-OS_V24_CC\ <text:span text:style-name="T29">OK</text:span></text:p>
      <text:p text:style-name="P49">Mini-OS_V2\Mini-OS_V25_CA\ <text:span text:style-name="T29">OK</text:span></text:p>
      <text:p text:style-name="P49">Mini-OS_V2\Mini-OS_V26_CC<text:span text:style-name="T27">\ OK<text:tab/>Note: all use the same Resources file </text:span></text:p>
      <text:p text:style-name="P49"/>
      <text:p text:style-name="P50">Mini-OS_V1_<text:span text:style-name="T26">IC</text:span>\Mini-OS_V2<text:span text:style-name="T26">7</text:span>_CA\ <text:span text:style-name="T29">OK</text:span></text:p>
      <text:p text:style-name="P50">Mini-OS_V1_<text:span text:style-name="T26">IC</text:span>\Mini-OS_V2<text:span text:style-name="T26">8</text:span>_CC\ <text:span text:style-name="T29">OK</text:span></text:p>
      <text:p text:style-name="P50">Mini-OS_V2_<text:span text:style-name="T26">IC</text:span>\Mini-OS_V<text:span text:style-name="T28">29</text:span>_CA\ <text:span text:style-name="T29">OK</text:span></text:p>
      <text:p text:style-name="P50">Mini-OS_V2_<text:span text:style-name="T26">IC</text:span>\Mini-OS_V<text:span text:style-name="T28">30</text:span>_CC<text:span text:style-name="T29">\ OK<text:tab/>Projects all built and copied from V23 to V26</text:span></text:p>
      <text:p text:style-name="P49"><text:soft-page-break/></text:p>
      <text:p text:style-name="P52">Replace individual resources folder with a shared Mini-OS_Resources folder</text:p>
      <text:p text:style-name="P53">Mini-OS_V1 and V2 updated OK.</text:p>
      <text:p text:style-name="P53"/>
      <text:p text:style-name="P53">Note Optimise on level -01 </text:p>
      <text:p text:style-name="P53"/>
      <text:p text:style-name="P55">Changes effect <text:tab/>ISR_subroutines.c</text:p>
      <text:p text:style-name="P55">and<text:tab/><text:tab/><text:tab/>mode_definitions.h<text:tab/><text:tab/><text:span text:style-name="T30">Common to all versions</text:span></text:p>
      <text:p text:style-name="P56">Add to Mini-OS_resources and version 2 files</text:p>
      <text:p text:style-name="P56"/>
      <text:p text:style-name="P57">Note line T0_interupt_cnt = 0; added to macro #define I2C_Tx_LED_dimmer \</text:p>
      <text:p text:style-name="P57"/>
      <text:p text:style-name="P58">Add Timer definitions to the Mini-OS project header files</text:p>
      <text:p text:style-name="P58"/>
      <text:p text:style-name="P58"/>
      <text:p text:style-name="P59">Changes to bootloaders<text:tab/></text:p>
      <text:p text:style-name="P59">Erase flash after sending new hex file, not after keypress p at p/r prompt</text:p>
      <text:p text:style-name="P59"/>
      <text:p text:style-name="P59">Mini-OS_V1_bootloaders</text:p>
      <text:p text:style-name="P59"><text:tab/>2_pcb_Bootloader_V4_25_CA</text:p>
      <text:p text:style-name="P59"><text:tab/>2_pcb_Bootloader_V4_2<text:span text:style-name="T32">6</text:span>_C<text:span text:style-name="T32">C</text:span></text:p>
      <text:p text:style-name="P59"/>
      <text:p text:style-name="P59">Mini-OS_V2_bootloaders</text:p>
      <text:p text:style-name="P59"><text:tab/>2_pcb_Bootloader_V4_27_CA</text:p>
      <text:p text:style-name="P59"><text:tab/><text:span text:style-name="T32">2_pcb_Bootloader_V4_28_CC</text:span></text:p>
      <text:p text:style-name="P59"/>
      <text:p text:style-name="P62">USE Optimize for size (-Os)</text:p>
      <text:p text:style-name="P62">AND</text:p>
      <text:p text:style-name="P62">Memory settings text = 0x3800</text:p>
      <text:p text:style-name="P61">BECOME</text:p>
      <text:p text:style-name="P60">Mini-OS_V1_<text:span text:style-name="T33">with_IC_</text:span>bootloaders</text:p>
      <text:p text:style-name="P60"><text:tab/>2_pcb_Bootloader_V4_2<text:span text:style-name="T33">9</text:span>_CA</text:p>
      <text:p text:style-name="P60"><text:tab/>2_pcb_Bootloader_V4_<text:span text:style-name="T33">30</text:span>_C<text:span text:style-name="T32">C</text:span></text:p>
      <text:p text:style-name="P60"/>
      <text:p text:style-name="P60">Mini-OS_V2_<text:span text:style-name="T33">with_IC_</text:span>bootloaders</text:p>
      <text:p text:style-name="P60"><text:tab/>2_pcb_Bootloader_V4_<text:span text:style-name="T33">31</text:span>_CA</text:p>
      <text:p text:style-name="P60"><text:tab/><text:span text:style-name="T32">2_pcb_Bootloader_V4_32_CC</text:span></text:p>
      <text:p text:style-name="P60"/>
      <text:p text:style-name="P63">Combine </text:p>
      <text:p text:style-name="P63">Mini-OS_V27_CA<text:tab/>with<text:tab/><text:tab/><text:span text:style-name="T31">2_pcb_Bootloader_V4_29_CA</text:span></text:p>
      <text:p text:style-name="P63">Mini-OS_V28_CC<text:tab/>with<text:tab/><text:tab/><text:span text:style-name="T31">2_pcb_Bootloader_V4_30_CC</text:span></text:p>
      <text:p text:style-name="P63">Mini-OS_V29_CA<text:tab/>with<text:tab/><text:tab/><text:span text:style-name="T31">2_pcb_Bootloader_V4_31_CA</text:span></text:p>
      <text:p text:style-name="P64">Mini-OS_V30_CC<text:tab/>with<text:tab/><text:tab/><text:span text:style-name="T32">2_pcb_Bootloader_V4_32_CC</text:span></text:p>
      <text:p text:style-name="P64"/>
      <text:p text:style-name="P65">All bootloaders successfully copied to new versions ready to be modifi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07T19:13:20.096000000</dc:date>
    <meta:editing-duration>PT4H49M54S</meta:editing-duration>
    <meta:editing-cycles>27</meta:editing-cycles>
    <meta:document-statistic meta:table-count="0" meta:image-count="0" meta:object-count="0" meta:page-count="5" meta:paragraph-count="194" meta:word-count="837" meta:character-count="5418" meta:non-whitespace-character-count="4689"/>
  </office:meta>
</office:document-meta>
</file>